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9.546cm" svg:height="11.277cm" svg:x="1.421cm" svg:y="4.149cm">
            <draw:object draw:notify-on-update-of-ranges="Tabelle1.A1:Tabelle1.A1 Tabelle1.A2:Tabelle1.A4 Tabelle1.B1:Tabelle1.B1 Tabelle1.B2:Tabelle1.B4 Tabelle1.B5:Tabelle1.J5 Tabelle1.C1:Tabelle1.C1 Tabelle1.C2:Tabelle1.C4 Tabelle1.D1:Tabelle1.D1 Tabelle1.D2:Tabelle1.D4 Tabelle1.E1:Tabelle1.E1 Tabelle1.E2:Tabelle1.E4 Tabelle1.F1:Tabelle1.F1 Tabelle1.F2:Tabelle1.F4 Tabelle1.G1:Tabelle1.G1 Tabelle1.G2:Tabelle1.G4 Tabelle1.H1:Tabelle1.H1 Tabelle1.H2:Tabelle1.H4 Tabelle1.I1:Tabelle1.I1 Tabelle1.I2:Tabelle1.I4 Tabelle1.J1:Tabelle1.J1 Tabelle1.J2:Tabelle1.J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9" table:default-cell-style-name="ce1"/>
        <table:table-row table:style-name="ro1">
          <table:table-cell table:style-name="Default"/>
          <table:table-cell table:style-name="Default" office:value-type="string" calcext:value-type="string">
            <text:p>native (std)</text:p>
          </table:table-cell>
          <table:table-cell table:style-name="Default" office:value-type="string" calcext:value-type="string">
            <text:p>basic</text:p>
          </table:table-cell>
          <table:table-cell table:style-name="Default" office:value-type="string" calcext:value-type="string">
            <text:p>only alphanumeric</text:p>
          </table:table-cell>
          <table:table-cell table:style-name="Default" office:value-type="string" calcext:value-type="string">
            <text:p>lexical</text:p>
          </table:table-cell>
          <table:table-cell table:style-name="Default" office:value-type="string" calcext:value-type="string">
            <text:p>lexical, only alphanumeric</text:p>
          </table:table-cell>
          <table:table-cell table:style-name="Default" office:value-type="string" calcext:value-type="string">
            <text:p>natural</text:p>
          </table:table-cell>
          <table:table-cell table:style-name="Default" office:value-type="string" calcext:value-type="string">
            <text:p>natural, only alphanumeric</text:p>
          </table:table-cell>
          <table:table-cell table:style-name="Default" office:value-type="string" calcext:value-type="string">
            <text:p>natural + lexical</text:p>
          </table:table-cell>
          <table:table-cell table:style-name="Default" office:value-type="string" calcext:value-type="string">
            <text:p>natural + lexical, only alphanumeric</text:p>
          </table:table-cell>
        </table:table-row>
        <table:table-row table:style-name="ro2">
          <table:table-cell table:style-name="Default" office:value-type="string" calcext:value-type="string">
            <text:p>Strings with</text:p>
            <text:p>    Numbers</text:p>
          </table:table-cell>
          <table:table-cell table:style-name="Default" office:value-type="float" office:value="109.86" calcext:value-type="float">
            <text:p>109.86</text:p>
          </table:table-cell>
          <table:table-cell table:style-name="Default" office:value-type="float" office:value="107.72" calcext:value-type="float">
            <text:p>107.72</text:p>
          </table:table-cell>
          <table:table-cell table:style-name="Default" office:value-type="float" office:value="212.65" calcext:value-type="float">
            <text:p>212.65</text:p>
          </table:table-cell>
          <table:table-cell table:style-name="Default" office:value-type="float" office:value="384.7" calcext:value-type="float">
            <text:p>384.7</text:p>
          </table:table-cell>
          <table:table-cell table:style-name="Default" office:value-type="float" office:value="334.41" calcext:value-type="float">
            <text:p>334.41</text:p>
          </table:table-cell>
          <table:table-cell table:style-name="Default" office:value-type="float" office:value="242.47" calcext:value-type="float">
            <text:p>242.47</text:p>
          </table:table-cell>
          <table:table-cell table:style-name="Default" office:value-type="float" office:value="395.12" calcext:value-type="float">
            <text:p>395.12</text:p>
          </table:table-cell>
          <table:table-cell table:style-name="Default" office:value-type="float" office:value="762.77" calcext:value-type="float">
            <text:p>762.77</text:p>
          </table:table-cell>
          <table:table-cell table:style-name="Default" office:value-type="float" office:value="711.98" calcext:value-type="float">
            <text:p>711.98</text:p>
          </table:table-cell>
        </table:table-row>
        <table:table-row table:style-name="ro2">
          <table:table-cell table:style-name="Default" office:value-type="string" calcext:value-type="string">
            <text:p>   ASCII</text:p>
            <text:p>Strings</text:p>
          </table:table-cell>
          <table:table-cell table:style-name="Default" office:value-type="float" office:value="102.96" calcext:value-type="float">
            <text:p>102.96</text:p>
          </table:table-cell>
          <table:table-cell table:style-name="Default" office:value-type="float" office:value="50.372" calcext:value-type="float">
            <text:p>50.372</text:p>
          </table:table-cell>
          <table:table-cell table:style-name="Default" office:value-type="float" office:value="149.9" calcext:value-type="float">
            <text:p>149.9</text:p>
          </table:table-cell>
          <table:table-cell table:style-name="Default" office:value-type="float" office:value="190.6" calcext:value-type="float">
            <text:p>190.6</text:p>
          </table:table-cell>
          <table:table-cell table:style-name="Default" office:value-type="float" office:value="231.56" calcext:value-type="float">
            <text:p>231.56</text:p>
          </table:table-cell>
          <table:table-cell table:style-name="Default" office:value-type="float" office:value="65.549" calcext:value-type="float">
            <text:p>65.549</text:p>
          </table:table-cell>
          <table:table-cell table:style-name="Default" office:value-type="float" office:value="158.91" calcext:value-type="float">
            <text:p>158.91</text:p>
          </table:table-cell>
          <table:table-cell table:style-name="Default" office:value-type="float" office:value="214.42" calcext:value-type="float">
            <text:p>214.42</text:p>
          </table:table-cell>
          <table:table-cell table:style-name="Default" office:value-type="float" office:value="252.5" calcext:value-type="float">
            <text:p>252.5</text:p>
          </table:table-cell>
        </table:table-row>
        <table:table-row table:style-name="ro2">
          <table:table-cell table:style-name="Default" office:value-type="string" calcext:value-type="string">
            <text:p>Unicode</text:p>
            <text:p>  Strings</text:p>
          </table:table-cell>
          <table:table-cell table:style-name="Default" office:value-type="float" office:value="110.6" calcext:value-type="float">
            <text:p>110.6</text:p>
          </table:table-cell>
          <table:table-cell table:style-name="Default" office:value-type="float" office:value="73.688" calcext:value-type="float">
            <text:p>73.688</text:p>
          </table:table-cell>
          <table:table-cell table:style-name="Default" office:value-type="float" office:value="364.34" calcext:value-type="float">
            <text:p>364.34</text:p>
          </table:table-cell>
          <table:table-cell table:style-name="Default" office:value-type="float" office:value="431.95" calcext:value-type="float">
            <text:p>431.95</text:p>
          </table:table-cell>
          <table:table-cell table:style-name="Default" office:value-type="float" office:value="477.33" calcext:value-type="float">
            <text:p>477.33</text:p>
          </table:table-cell>
          <table:table-cell table:style-name="Default" office:value-type="float" office:value="84.789" calcext:value-type="float">
            <text:p>84.789</text:p>
          </table:table-cell>
          <table:table-cell table:style-name="Default" office:value-type="float" office:value="384.94" calcext:value-type="float">
            <text:p>384.94</text:p>
          </table:table-cell>
          <table:table-cell table:style-name="Default" office:value-type="float" office:value="459.82" calcext:value-type="float">
            <text:p>459.82</text:p>
          </table:table-cell>
          <table:table-cell table:style-name="Default" office:value-type="float" office:value="514.56" calcext:value-type="float">
            <text:p>514.56</text:p>
          </table:table-cell>
        </table:table-row>
        <table:table-row table:style-name="ro3" table:number-rows-repeated="2">
          <table:table-cell table:style-name="Default" table:number-columns-repeated="10"/>
        </table:table-row>
        <table:table-row table:style-name="ro3" table:number-rows-repeated="25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22:28:13.291951986</meta:creation-date>
    <dc:date>2020-06-20T23:20:43.601158134</dc:date>
    <meta:editing-duration>PT10M47S</meta:editing-duration>
    <meta:editing-cycles>2</meta:editing-cycles>
    <meta:generator>LibreOffice/6.4.4.2$Linux_X86_64 LibreOffice_project/40$Build-2</meta:generator>
    <meta:document-statistic meta:table-count="1" meta:cell-count="3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Noto Sans'" style:font-style-name="Standard"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Noto Sans'" style:font-style-name="Standar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Noto Sans'" style:font-style-name="Standard" fo:font-size="10pt" style:font-size-asian="10pt" style:font-size-complex="10pt"/>
    </style:style>
    <style:style style:name="ch6" style:family="chart">
      <style:chart-properties style:rotation-angle="0"/>
      <style:text-properties fo:font-family="'Noto Sans'" style:font-style-name="Standard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57aa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37bcda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6bb14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8062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45e0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26901a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6cd2b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600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d330ab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547cm" svg:height="11.278cm" xlink:href=".." xlink:type="simple" chart:class="chart:bar" chart:column-mapping="8" chart:style-name="ch1">
        <chart:legend chart:legend-position="end" svg:x="12.598cm" svg:y="0.422cm" style:legend-expansion="custom" chartooo:width="6.494cm" chartooo:height="5.727cm" style:legend-expansion-aspect-ratio="1.13392701239742" chart:style-name="ch2"/>
        <chart:plot-area chart:style-name="ch3" table:cell-range-address="Tabelle1.A1:Tabelle1.J4 Tabelle1.B5:Tabelle1.J5" chart:data-source-has-labels="both" svg:x="0.2cm" svg:y="0.222cm" svg:width="19.271cm" svg:height="9.94cm">
          <chartooo:coordinate-region svg:x="2.33cm" svg:y="0.222cm" svg:width="16.862cm" svg:height="9.214cm"/>
          <chart:axis chart:dimension="x" chart:name="primary-x" chart:style-name="ch4" chartooo:axis-type="auto">
            <chartooo:date-scale/>
            <chart:categories table:cell-range-address="Tabelle1.A2:Tabelle1.A4"/>
          </chart:axis>
          <chart:axis chart:dimension="y" chart:name="primary-y" chart:style-name="ch5">
            <chart:title svg:x="8.432cm" svg:y="10.171cm" chart:style-name="ch6">
              <text:p>Average time (μs)</text:p>
            </chart:title>
            <chart:grid chart:style-name="ch7" chart:class="major"/>
          </chart:axis>
          <chart:series chart:style-name="ch8" chart:values-cell-range-address="Tabelle1.B2:Tabelle1.B4" chart:label-cell-address="Tabelle1.B1:Tabelle1.B1" chart:class="chart:bar">
            <chart:data-point chart:repeated="9"/>
            <loext:propertry-mapping loext:property="BorderColor" loext:cell-range-address="Tabelle1.B5:Tabelle1.J5"/>
          </chart:series>
          <chart:series chart:style-name="ch9" chart:values-cell-range-address="Tabelle1.C2:Tabelle1.C4" chart:label-cell-address="Tabelle1.C1:Tabelle1.C1" chart:class="chart:bar">
            <chart:data-point chart:repeated="3"/>
          </chart:series>
          <chart:series chart:style-name="ch10" chart:values-cell-range-address="Tabelle1.D2:Tabelle1.D4" chart:label-cell-address="Tabelle1.D1:Tabelle1.D1" chart:class="chart:bar">
            <chart:data-point chart:repeated="3"/>
          </chart:series>
          <chart:series chart:style-name="ch11" chart:values-cell-range-address="Tabelle1.E2:Tabelle1.E4" chart:label-cell-address="Tabelle1.E1:Tabelle1.E1" chart:class="chart:bar">
            <chart:data-point chart:repeated="3"/>
          </chart:series>
          <chart:series chart:style-name="ch12" chart:values-cell-range-address="Tabelle1.F2:Tabelle1.F4" chart:label-cell-address="Tabelle1.F1:Tabelle1.F1" chart:class="chart:bar">
            <chart:data-point chart:repeated="3"/>
          </chart:series>
          <chart:series chart:style-name="ch13" chart:values-cell-range-address="Tabelle1.G2:Tabelle1.G4" chart:label-cell-address="Tabelle1.G1:Tabelle1.G1" chart:class="chart:bar">
            <chart:data-point chart:repeated="3"/>
          </chart:series>
          <chart:series chart:style-name="ch14" chart:values-cell-range-address="Tabelle1.H2:Tabelle1.H4" chart:label-cell-address="Tabelle1.H1:Tabelle1.H1" chart:class="chart:bar">
            <chart:data-point chart:repeated="3"/>
          </chart:series>
          <chart:series chart:style-name="ch15" chart:values-cell-range-address="Tabelle1.I2:Tabelle1.I4" chart:label-cell-address="Tabelle1.I1:Tabelle1.I1" chart:class="chart:bar">
            <chart:data-point chart:repeated="3"/>
          </chart:series>
          <chart:series chart:style-name="ch16" chart:values-cell-range-address="Tabelle1.J2:Tabelle1.J4" chart:label-cell-address="Tabelle1.J1:Tabelle1.J1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(std)</text:p>
                <draw:g>
                  <svg:desc>Tabelle1.B1:Tabelle1.B1</svg:desc>
                </draw:g>
              </table:table-cell>
              <table:table-cell office:value-type="string">
                <text:p>Zeile 5</text:p>
              </table:table-cell>
              <table:table-cell office:value-type="string">
                <text:p>basic</text:p>
                <draw:g>
                  <svg:desc>Tabelle1.C1:Tabelle1.C1</svg:desc>
                </draw:g>
              </table:table-cell>
              <table:table-cell office:value-type="string">
                <text:p>only alphanumeric</text:p>
                <draw:g>
                  <svg:desc>Tabelle1.D1:Tabelle1.D1</svg:desc>
                </draw:g>
              </table:table-cell>
              <table:table-cell office:value-type="string">
                <text:p>lexical</text:p>
                <draw:g>
                  <svg:desc>Tabelle1.E1:Tabelle1.E1</svg:desc>
                </draw:g>
              </table:table-cell>
              <table:table-cell office:value-type="string">
                <text:p>lexical, only alphanumeric</text:p>
                <draw:g>
                  <svg:desc>Tabelle1.F1:Tabelle1.F1</svg:desc>
                </draw:g>
              </table:table-cell>
              <table:table-cell office:value-type="string">
                <text:p>natural</text:p>
                <draw:g>
                  <svg:desc>Tabelle1.G1:Tabelle1.G1</svg:desc>
                </draw:g>
              </table:table-cell>
              <table:table-cell office:value-type="string">
                <text:p>natural, only alphanumeric</text:p>
                <draw:g>
                  <svg:desc>Tabelle1.H1:Tabelle1.H1</svg:desc>
                </draw:g>
              </table:table-cell>
              <table:table-cell office:value-type="string">
                <text:p>natural + lexical</text:p>
                <draw:g>
                  <svg:desc>Tabelle1.I1:Tabelle1.I1</svg:desc>
                </draw:g>
              </table:table-cell>
              <table:table-cell office:value-type="string">
                <text:p>natural + lexical, only alphanumeric</text:p>
                <draw:g>
                  <svg:desc>Tabelle1.J1:Tabe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rings with
    Numbers</text:p>
                <draw:g>
                  <svg:desc>Tabelle1.A2:Tabelle1.A4</svg:desc>
                </draw:g>
              </table:table-cell>
              <table:table-cell office:value-type="float" office:value="109.86">
                <text:p>109.86</text:p>
                <draw:g>
                  <svg:desc>Tabelle1.B2:Tabelle1.B4</svg:desc>
                </draw:g>
              </table:table-cell>
              <table:table-cell office:value-type="float" office:value="NaN">
                <text:p>NaN</text:p>
                <draw:g>
                  <svg:desc>Tabelle1.B5:Tabelle1.J5</svg:desc>
                </draw:g>
              </table:table-cell>
              <table:table-cell office:value-type="float" office:value="107.72">
                <text:p>107.72</text:p>
                <draw:g>
                  <svg:desc>Tabelle1.C2:Tabelle1.C4</svg:desc>
                </draw:g>
              </table:table-cell>
              <table:table-cell office:value-type="float" office:value="212.65">
                <text:p>212.65</text:p>
                <draw:g>
                  <svg:desc>Tabelle1.D2:Tabelle1.D4</svg:desc>
                </draw:g>
              </table:table-cell>
              <table:table-cell office:value-type="float" office:value="384.7">
                <text:p>384.7</text:p>
                <draw:g>
                  <svg:desc>Tabelle1.E2:Tabelle1.E4</svg:desc>
                </draw:g>
              </table:table-cell>
              <table:table-cell office:value-type="float" office:value="334.41">
                <text:p>334.41</text:p>
                <draw:g>
                  <svg:desc>Tabelle1.F2:Tabelle1.F4</svg:desc>
                </draw:g>
              </table:table-cell>
              <table:table-cell office:value-type="float" office:value="242.47">
                <text:p>242.47</text:p>
                <draw:g>
                  <svg:desc>Tabelle1.G2:Tabelle1.G4</svg:desc>
                </draw:g>
              </table:table-cell>
              <table:table-cell office:value-type="float" office:value="395.12">
                <text:p>395.12</text:p>
                <draw:g>
                  <svg:desc>Tabelle1.H2:Tabelle1.H4</svg:desc>
                </draw:g>
              </table:table-cell>
              <table:table-cell office:value-type="float" office:value="762.77">
                <text:p>762.77</text:p>
                <draw:g>
                  <svg:desc>Tabelle1.I2:Tabelle1.I4</svg:desc>
                </draw:g>
              </table:table-cell>
              <table:table-cell office:value-type="float" office:value="711.98">
                <text:p>711.98</text:p>
                <draw:g>
                  <svg:desc>Tabelle1.J2:Tabelle1.J4</svg:desc>
                </draw:g>
              </table:table-cell>
            </table:table-row>
            <table:table-row>
              <table:table-cell office:value-type="string">
                <text:p>   ASCII
Strings</text:p>
              </table:table-cell>
              <table:table-cell office:value-type="float" office:value="102.96">
                <text:p>102.96</text:p>
              </table:table-cell>
              <table:table-cell office:value-type="float" office:value="NaN">
                <text:p>NaN</text:p>
              </table:table-cell>
              <table:table-cell office:value-type="float" office:value="50.372">
                <text:p>50.372</text:p>
              </table:table-cell>
              <table:table-cell office:value-type="float" office:value="149.9">
                <text:p>149.9</text:p>
              </table:table-cell>
              <table:table-cell office:value-type="float" office:value="190.6">
                <text:p>190.6</text:p>
              </table:table-cell>
              <table:table-cell office:value-type="float" office:value="231.56">
                <text:p>231.56</text:p>
              </table:table-cell>
              <table:table-cell office:value-type="float" office:value="65.549">
                <text:p>65.549</text:p>
              </table:table-cell>
              <table:table-cell office:value-type="float" office:value="158.91">
                <text:p>158.91</text:p>
              </table:table-cell>
              <table:table-cell office:value-type="float" office:value="214.42">
                <text:p>214.42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Unicode
  Strings</text:p>
              </table:table-cell>
              <table:table-cell office:value-type="float" office:value="110.6">
                <text:p>110.6</text:p>
              </table:table-cell>
              <table:table-cell office:value-type="float" office:value="NaN">
                <text:p>NaN</text:p>
              </table:table-cell>
              <table:table-cell office:value-type="float" office:value="73.688">
                <text:p>73.688</text:p>
              </table:table-cell>
              <table:table-cell office:value-type="float" office:value="364.34">
                <text:p>364.34</text:p>
              </table:table-cell>
              <table:table-cell office:value-type="float" office:value="431.95">
                <text:p>431.95</text:p>
              </table:table-cell>
              <table:table-cell office:value-type="float" office:value="477.33">
                <text:p>477.33</text:p>
              </table:table-cell>
              <table:table-cell office:value-type="float" office:value="84.789">
                <text:p>84.789</text:p>
              </table:table-cell>
              <table:table-cell office:value-type="float" office:value="384.94">
                <text:p>384.94</text:p>
              </table:table-cell>
              <table:table-cell office:value-type="float" office:value="459.82">
                <text:p>459.82</text:p>
              </table:table-cell>
              <table:table-cell office:value-type="float" office:value="514.56">
                <text:p>514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